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труктуры данных см. алгоритм (рукописный пока) </text:p>
      <text:p text:style-name="P1"/>
      <text:p text:style-name="P1"/>
      <text:p text:style-name="P1">Структура 0. <text:span text:style-name="T1">xml-</text:span>список требуемых устройств</text:p>
      <text:p text:style-name="P1">Структура 1. Внутреннее представление списка требуемых устройств</text:p>
      <text:p text:style-name="P1">Структура 2. Список доступных портов <text:span text:style-name="T1">COM</text:span></text:p>
      <text:p text:style-name="P1">Структура 3. Список предпочтений (внешнее представление). </text:p>
      <text:p text:style-name="P1">Структура 4. Список предпочтений (внутреннее представление). 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43S</meta:editing-duration>
    <meta:editing-cycles>7</meta:editing-cycles>
    <meta:generator>OpenOffice.org/3.4.1$Win32 OpenOffice.org_project/341m1$Build-9593</meta:generator>
    <dc:date>2014-01-24T16:46:01.60</dc:date>
    <meta:document-statistic meta:table-count="0" meta:image-count="0" meta:object-count="0" meta:page-count="1" meta:paragraph-count="6" meta:word-count="36" meta:character-count="314"/>
    <meta:user-defined meta:name="Info 1"/>
    <meta:user-defined meta:name="Info 2"/>
    <meta:user-defined meta:name="Info 3"/>
    <meta:user-defined meta:name="Info 4"/>
  </office:meta>
</office:document-meta>
</file>